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trello.com/invite/b/XnfnAsBM/b9d57317e70473f3f5f607acfe4e6496/qa-enter-wante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2T14:04:21.692000000</meta:creation-date>
    <dc:date>2021-07-12T14:04:47.096000000</dc:date>
    <meta:editing-duration>PT26S</meta:editing-duration>
    <meta:editing-cycles>1</meta:editing-cycles>
    <meta:document-statistic meta:table-count="0" meta:image-count="0" meta:object-count="0" meta:page-count="1" meta:paragraph-count="1" meta:word-count="1" meta:character-count="85" meta:non-whitespace-character-count="85"/>
    <meta:generator>LibreOffice/7.1.3.2$Windows_X86_64 LibreOffice_project/47f78053abe362b9384784d31a6e56f8511eb1c1</meta:generator>
  </office:meta>
</office:document-meta>
</file>